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1f03a0"/>
    </style:style>
    <style:style style:name="P2" style:family="paragraph" style:parent-style-name="Standard">
      <style:paragraph-properties fo:text-align="center" style:justify-single-word="false" style:writing-mode="rl-tb"/>
      <style:text-properties style:font-name="B Nazanin" fo:font-size="14pt" style:font-name-complex="B Nazanin" style:font-size-complex="14pt"/>
    </style:style>
    <style:style style:name="P3" style:family="paragraph" style:parent-style-name="Standard">
      <style:paragraph-properties fo:text-align="end" style:justify-single-word="false" style:writing-mode="rl-tb"/>
      <style:text-properties style:font-name="B Nazanin" fo:font-size="14pt" officeooo:rsid="001dd4c8" officeooo:paragraph-rsid="001dd4c8" style:font-name-complex="B Nazanin" style:font-size-complex="14pt"/>
    </style:style>
    <style:style style:name="P4" style:family="paragraph" style:parent-style-name="Standard">
      <style:paragraph-properties fo:text-align="end" style:justify-single-word="false" style:writing-mode="rl-tb"/>
      <style:text-properties style:font-name="B Nazanin" fo:font-size="14pt" style:font-name-complex="B Nazanin" style:font-size-complex="14pt"/>
    </style:style>
    <style:style style:name="P5" style:family="paragraph" style:parent-style-name="Standard" style:list-style-name="L1">
      <style:paragraph-properties fo:text-align="end" style:justify-single-word="false" style:writing-mode="rl-tb"/>
      <style:text-properties style:font-name="B Nazanin" fo:font-size="14pt" style:font-name-complex="B Nazanin" style:font-size-complex="14pt"/>
    </style:style>
    <style:style style:name="P6" style:family="paragraph" style:parent-style-name="Standard" style:list-style-name="L2">
      <style:paragraph-properties fo:text-align="end" style:justify-single-word="false" style:writing-mode="rl-tb"/>
      <style:text-properties style:font-name="B Nazanin" fo:font-size="14pt" officeooo:paragraph-rsid="001a64bf" style:font-name-complex="B Nazanin" style:font-size-complex="14pt"/>
    </style:style>
    <style:style style:name="P7" style:family="paragraph" style:parent-style-name="Standard">
      <style:paragraph-properties fo:text-align="end" style:justify-single-word="false" style:writing-mode="rl-tb"/>
      <style:text-properties style:font-name="B Nazanin" fo:font-size="14pt" officeooo:rsid="00196dec" officeooo:paragraph-rsid="00196dec" style:font-name-complex="B Nazanin" style:font-size-complex="14pt"/>
    </style:style>
    <style:style style:name="P8" style:family="paragraph" style:parent-style-name="Standard" style:list-style-name="L2">
      <style:paragraph-properties fo:text-align="end" style:justify-single-word="false" style:writing-mode="rl-tb"/>
      <style:text-properties style:font-name="B Nazanin" fo:font-size="14pt" officeooo:rsid="00196dec" officeooo:paragraph-rsid="00196dec" style:font-name-complex="B Nazanin" style:font-size-complex="14pt"/>
    </style:style>
    <style:style style:name="P9" style:family="paragraph" style:parent-style-name="Standard">
      <style:paragraph-properties fo:text-align="end" style:justify-single-word="false" style:writing-mode="rl-tb"/>
      <style:text-properties style:font-name="B Nazanin" fo:font-size="14pt" officeooo:rsid="001e96bc" officeooo:paragraph-rsid="001e96bc" style:font-name-complex="B Nazanin" style:font-size-complex="14pt"/>
    </style:style>
    <style:style style:name="P10" style:family="paragraph" style:parent-style-name="Standard" style:list-style-name="L3">
      <style:paragraph-properties fo:text-align="end" style:justify-single-word="false" style:writing-mode="rl-tb"/>
      <style:text-properties style:font-name="B Nazanin" fo:font-size="14pt" officeooo:rsid="001e96bc" officeooo:paragraph-rsid="001e96bc" style:font-name-complex="B Nazanin" style:font-size-complex="14pt"/>
    </style:style>
    <style:style style:name="P11" style:family="paragraph" style:parent-style-name="Standard" style:list-style-name="L1">
      <style:paragraph-properties fo:text-align="end" style:justify-single-word="false" style:writing-mode="rl-tb"/>
      <style:text-properties style:font-name="B Nazanin" fo:font-size="14pt" officeooo:rsid="001e96bc" officeooo:paragraph-rsid="001e96bc" style:font-name-complex="B Nazanin" style:font-size-complex="14pt"/>
    </style:style>
    <style:style style:name="P12" style:family="paragraph" style:parent-style-name="Standard" style:list-style-name="L3">
      <style:paragraph-properties fo:text-align="end" style:justify-single-word="false" style:writing-mode="rl-tb"/>
      <style:text-properties style:font-name="B Nazanin" fo:font-size="14pt" officeooo:rsid="001f03a0" officeooo:paragraph-rsid="001f03a0" style:font-name-complex="B Nazanin" style:font-size-complex="14pt"/>
    </style:style>
    <style:style style:name="P13" style:family="paragraph" style:parent-style-name="Standard" style:list-style-name="L3">
      <style:paragraph-properties fo:text-align="end" style:justify-single-word="false" style:writing-mode="rl-tb"/>
      <style:text-properties style:font-name="B Nazanin" fo:font-size="14pt" fo:font-weight="normal" officeooo:rsid="001f03a0" officeooo:paragraph-rsid="001f03a0" style:font-weight-asian="normal" style:font-name-complex="B Nazanin" style:font-size-complex="14pt" style:font-weight-complex="normal"/>
    </style:style>
    <style:style style:name="P14" style:family="paragraph" style:parent-style-name="Standard">
      <style:paragraph-properties fo:text-align="end" style:justify-single-word="false" style:writing-mode="rl-tb"/>
      <style:text-properties style:font-name="B Nazanin" fo:font-size="14pt" fo:font-weight="normal" officeooo:rsid="001f03a0" officeooo:paragraph-rsid="001f03a0" style:font-weight-asian="normal" style:font-name-complex="B Nazanin" style:font-size-complex="14pt" style:font-weight-complex="normal"/>
    </style:style>
    <style:style style:name="P15" style:family="paragraph" style:parent-style-name="Standard" style:list-style-name="L3">
      <style:paragraph-properties fo:text-align="end" style:justify-single-word="false" style:writing-mode="rl-tb"/>
      <style:text-properties style:font-name="B Nazanin" fo:font-size="14pt" fo:font-weight="normal" officeooo:rsid="001e96bc" officeooo:paragraph-rsid="001f03a0" style:font-weight-asian="normal" style:font-name-complex="B Nazanin" style:font-size-complex="14pt" style:font-weight-complex="normal"/>
    </style:style>
    <style:style style:name="P16" style:family="paragraph" style:parent-style-name="Standard">
      <style:paragraph-properties fo:text-align="center" style:justify-single-word="false" style:writing-mode="rl-tb"/>
      <style:text-properties style:font-name="B Nazanin" fo:font-size="16pt" fo:font-weight="bold" style:font-weight-asian="bold" style:font-name-complex="B Nazanin" style:font-size-complex="16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a64bf"/>
    </style:style>
    <style:style style:name="T4" style:family="text">
      <style:text-properties style:text-position="0% 100%" officeooo:rsid="001b86d3"/>
    </style:style>
    <style:style style:name="T5" style:family="text">
      <style:text-properties style:text-position="0% 100%" officeooo:rsid="001f03a0"/>
    </style:style>
    <style:style style:name="T6" style:family="text">
      <style:text-properties style:text-position="0% 100%" officeooo:rsid="001f03a0" style:font-weight-asian="normal" style:font-name-complex="B Nazanin" style:font-size-complex="14pt" style:font-weight-complex="normal"/>
    </style:style>
    <style:style style:name="T7" style:family="text">
      <style:text-properties style:text-position="0% 100%" style:font-name="B Nazanin" fo:font-size="14pt" fo:font-weight="normal" officeooo:rsid="001f03a0" style:font-weight-asian="normal" style:font-name-complex="B Nazanin" style:font-size-complex="14pt" style:font-weight-complex="normal"/>
    </style:style>
    <style:style style:name="T8" style:family="text">
      <style:text-properties officeooo:rsid="001f03a0"/>
    </style:style>
    <style:style style:name="T9" style:family="text">
      <style:text-properties fo:color="#0070c1" style:text-position="0% 100%" style:font-name="Droid Sans Mono" fo:font-size="10.5pt" fo:background-color="#ffffff" loext:char-shading-value="0"/>
    </style:style>
    <style:style style:name="T10" style:family="text">
      <style:text-properties fo:color="#0070c1" style:text-position="0% 100%" style:font-name="Droid Sans Mono" fo:font-size="10.5pt" officeooo:rsid="001f03a0" fo:background-color="#ffffff" loext:char-shading-value="0" style:font-weight-asian="normal" style:font-name-complex="B Nazanin" style:font-size-complex="14pt" style:font-weight-complex="normal"/>
    </style:style>
    <style:style style:name="T11" style:family="text">
      <style:text-properties fo:color="#0070c1" style:text-position="0% 100%" style:font-name="Droid Sans Mono" fo:font-size="10.5pt" fo:font-weight="normal" fo:background-color="#ffffff" loext:char-shading-value="0"/>
    </style:style>
    <style:style style:name="T12" style:family="text">
      <style:text-properties fo:color="#0070c1" style:text-position="0% 100%" style:font-name="Droid Sans Mono" fo:font-size="10.5pt" fo:font-weight="normal" officeooo:rsid="001f03a0" fo:background-color="#ffffff" loext:char-shading-value="0" style:font-weight-asian="normal" style:font-name-complex="B Nazanin" style:font-size-complex="14pt" style:font-weight-complex="normal"/>
    </style:style>
    <style:style style:name="T13" style:family="text">
      <style:text-properties fo:color="#0070c1" style:text-position="0% 100%" style:font-name="Droid Sans Mono" fo:font-size="10.5pt" fo:font-weight="normal" officeooo:rsid="002003c1" fo:background-color="#ffffff" loext:char-shading-value="0" style:font-weight-asian="normal" style:font-name-complex="B Nazanin" style:font-size-complex="14pt" style:font-weight-complex="normal"/>
    </style:style>
    <style:style style:name="T14" style:family="text">
      <style:text-properties fo:color="#0070c1" style:text-position="0% 100%" style:font-name="Droid Sans Mono" fo:font-size="10.5pt" fo:font-weight="normal" officeooo:rsid="001a64bf" fo:background-color="#ffffff" loext:char-shading-value="0"/>
    </style:style>
    <style:style style:name="T15" style:family="text">
      <style:text-properties fo:color="#0070c1" style:text-position="0% 100%" style:font-name="Droid Sans Mono" fo:font-size="10.5pt" fo:font-weight="normal" officeooo:rsid="001b86d3" fo:background-color="#ffffff" loext:char-shading-value="0"/>
    </style:style>
    <style:style style:name="T16" style:family="text">
      <style:text-properties style:use-window-font-color="true" style:text-position="0% 100%" style:font-name="Droid Sans Mono" fo:font-size="10.5pt" officeooo:rsid="001f03a0" fo:background-color="#ffffff" loext:char-shading-value="0" style:font-weight-asian="normal" style:font-name-complex="B Nazanin" style:font-size-complex="14pt" style:font-weight-complex="normal"/>
    </style:style>
    <style:style style:name="T17" style:family="text">
      <style:text-properties style:use-window-font-color="true" style:text-position="0% 100%" style:font-name="Droid Sans Mono" fo:font-size="10.5pt" fo:font-weight="normal" officeooo:rsid="001f03a0" fo:background-color="#ffffff" loext:char-shading-value="0" style:font-weight-asian="normal" style:font-name-complex="B Nazanin" style:font-size-complex="14pt" style:font-weight-complex="normal"/>
    </style:style>
    <style:style style:name="T18" style:family="text">
      <style:text-properties style:use-window-font-color="true" style:text-position="0% 100%" style:font-name="Droid Sans Mono" fo:font-size="10.5pt" fo:font-weight="normal" officeooo:rsid="002003c1" fo:background-color="#ffffff" loext:char-shading-value="0" style:font-weight-asian="normal" style:font-name-complex="B Nazanin" style:font-size-complex="14pt"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به نام خدا</text:p>
      <text:p text:style-name="P16">گزارش پاسخ سوال ۲</text:p>
      <text:p text:style-name="P3">سعی شده است کد تحویلی تا حد ممکن خوانا و واضح زده شود. در عین حال، اینجا توضیحاتی در مورد پاسخ ارائه خواهد شد.</text:p>
      <text:p text:style-name="P4">فرضیات:</text:p>
      <text:list xml:id="list4115015088" text:style-name="L1">
        <text:list-item>
          <text:p text:style-name="P5">اگر انجام یک تسک بیش از میزان ددلاین طول بکشد، در اولین چک‌پوینت بعد از ددلاین، سیستم به کار آن تسک پایان می‌دهد.</text:p>
          <text:list>
            <text:list-item>
              <text:p text:style-name="P11">در این حالت است که شاهد بروز یک خرابی (failure) در سطح سیستم هستیم.</text:p>
            </text:list-item>
          </text:list>
        </text:list-item>
      </text:list>
      <text:p text:style-name="P7">جزئیات پیاده‌سازی:</text:p>
      <text:list xml:id="list2487697058" text:style-name="L2">
        <text:list-item>
          <text:p text:style-name="P8">برای شبیه‌سازی احتمال خرابی یک قطعه از اجرا (L*10<text:span text:style-name="T1">-4</text:span><text:span text:style-name="T2">) یک عدد تصادفی بین ۱ تا ۱۰۰۰۰ گرفته شده و اگر آن عدد کوچکتر یا مساوی L بود، اجرا خراب اعلام میشود.</text:span></text:p>
        </text:list-item>
        <text:list-item>
          <text:p text:style-name="P6"><text:span text:style-name="T3">برای سرعت اجرای بهتر، اجراها در </text:span><text:span text:style-name="T4">۸</text:span><text:span text:style-name="T3"> ترد موازی انجام می‌شوند.</text:span></text:p>
          <text:list>
            <text:list-item>
              <text:p text:style-name="P6"><text:span text:style-name="T3">این عدد توسط ثابت </text:span><text:span text:style-name="T14">CONCURRENCY_</text:span><text:span text:style-name="T15">FACTOR</text:span><text:span text:style-name="T3"> قابل تغییر است.</text:span></text:p>
            </text:list-item>
          </text:list>
        </text:list-item>
      </text:list>
      <text:p text:style-name="P9"><text:span text:style-name="T3"/></text:p>
      <text:p text:style-name="P9"><text:span text:style-name="T3">ن</text:span><text:span text:style-name="T2">تیجه شبیه‌سازی:</text:span></text:p>
      <text:p text:style-name="P9"><text:span text:style-name="T2">با اجرای آزمایش به تعداد ۱۰ میلیون بار، نتایج برای حالات الف و ب به شرح زیر است:</text:span></text:p>
      <text:list xml:id="list1706697155" text:style-name="L3">
        <text:list-item>
          <text:p text:style-name="P10"><text:span text:style-name="T2">حالت الف:</text:span></text:p>
          <text:list>
            <text:list-item>
              <text:p text:style-name="P10"><text:span text:style-name="T2">احتمال خرابی </text:span><text:span text:style-name="T5">در سطح سیستم: صفر</text:span></text:p>
            </text:list-item>
            <text:list-item>
              <text:p text:style-name="P12"><text:span text:style-name="T2">متوسط انرژی مصرفی: ۵۵۰.۰۲۰۹</text:span></text:p>
            </text:list-item>
          </text:list>
        </text:list-item>
        <text:list-item>
          <text:p text:style-name="P12"><text:span text:style-name="T2">حالت ب:</text:span></text:p>
          <text:list>
            <text:list-item>
              <text:p text:style-name="P15"><text:span text:style-name="T2">احتمال خرابی </text:span><text:span text:style-name="T5">در سطح سیستم: صفر</text:span></text:p>
            </text:list-item>
            <text:list-item>
              <text:p text:style-name="P13"><text:span text:style-name="T2">متوسط انرژی مصرفی: ۵۴۹.۹۹۹۳۴۵</text:span></text:p>
            </text:list-item>
          </text:list>
        </text:list-item>
      </text:list>
      <text:p text:style-name="P14"><text:span text:style-name="T2"/></text:p>
      <text:p text:style-name="P1"><text:span text:style-name="T7">* همانطور که مشاهده می‌شود، انرژی مصرفی در حالت ب کمتر است. همچنین با احتمال خوبی سیستم در هیچ یک از دو حالت فوق دچار failure نمی‌شود. (برای اطمینان از اینکه عدد صفر به دست آمده مشکل شبیه‌سازی نیست، می‌توانید احتمال خرابی پایه را با استفاده از ثابت </text:span><text:span text:style-name="T11">ONE_MS_TASK_FAILURE_PROBABILITY</text:span><text:span text:style-name="T12"> </text:span><text:span text:style-name="T18">در کد </text:span><text:span text:style-name="T17">بیشتر کنید، تا مشاهده کنید در آن صورت احتمال خرابی در سطح سیستم درست شبیه‌سازی می‌شود)</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2T15:52:49.434655314</meta:creation-date>
    <dc:date>2021-01-25T22:55:19.869393727</dc:date>
    <meta:editing-duration>PT26M18S</meta:editing-duration>
    <meta:editing-cycles>11</meta:editing-cycles>
    <meta:generator>LibreOffice/6.4.4.2$Linux_X86_64 LibreOffice_project/40$Build-2</meta:generator>
    <meta:document-statistic meta:table-count="0" meta:image-count="0" meta:object-count="0" meta:page-count="1" meta:paragraph-count="19" meta:word-count="243" meta:character-count="1202" meta:non-whitespace-character-count="989"/>
  </office:meta>
</office:document-meta>
</file>